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size="18pt" fo:font-weight="bold" officeooo:rsid="000b085f" officeooo:paragraph-rsid="000b085f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a4c36" officeooo:paragraph-rsid="000a4c36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b085f" officeooo:paragraph-rsid="000b085f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b4bab" officeooo:paragraph-rsid="000b4bab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c010f" officeooo:paragraph-rsid="000c010f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3pt" fo:font-weight="normal" officeooo:rsid="000a4c36" officeooo:paragraph-rsid="000a4c36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0b4bab" officeooo:paragraph-rsid="000b4bab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6pt" fo:font-weight="bold" officeooo:rsid="000c010f" officeooo:paragraph-rsid="000c010f" style:font-size-asian="16pt" style:font-weight-asian="bold" style:font-size-complex="16pt" style:font-weight-complex="bold"/>
    </style:style>
    <style:style style:name="P9" style:family="paragraph" style:parent-style-name="Text_20_body">
      <style:text-properties fo:font-size="18pt" fo:font-weight="bold" officeooo:paragraph-rsid="000b085f" style:font-size-asian="18pt" style:font-weight-asian="bold" style:font-size-complex="18pt" style:font-weight-complex="bold"/>
    </style:style>
    <style:style style:name="P10" style:family="paragraph" style:parent-style-name="Text_20_body">
      <style:text-properties fo:font-size="18pt" fo:font-weight="bold" officeooo:rsid="000b4bab" officeooo:paragraph-rsid="000b4bab" style:font-size-asian="18pt" style:font-weight-asian="bold" style:font-size-complex="18pt" style:font-weight-complex="bold"/>
    </style:style>
    <style:style style:name="P11" style:family="paragraph" style:parent-style-name="Text_20_body">
      <style:text-properties officeooo:paragraph-rsid="000b085f"/>
    </style:style>
    <style:style style:name="P12" style:family="paragraph" style:parent-style-name="Text_20_body">
      <style:text-properties fo:font-size="13pt" fo:font-weight="normal" style:font-size-asian="13pt" style:font-weight-asian="normal" style:font-size-complex="13pt" style:font-weight-complex="normal"/>
    </style:style>
    <style:style style:name="P13" style:family="paragraph" style:parent-style-name="Text_20_body">
      <style:text-properties fo:font-size="13pt" fo:font-weight="normal" officeooo:rsid="000b085f" officeooo:paragraph-rsid="000b085f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0b085f" style:font-size-asian="13pt" style:font-weight-asian="normal" style:font-size-complex="13pt" style:font-weight-complex="normal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fo:font-style="italic" style:font-size-asian="13pt" style:font-size-complex="13pt"/>
    </style:style>
    <style:style style:name="T7" style:family="text">
      <style:text-properties fo:font-size="13pt" fo:font-style="italic" style:font-size-asian="13pt" style:font-weight-asian="normal" style:font-size-complex="13pt" style:font-weight-complex="normal"/>
    </style:style>
    <style:style style:name="T8" style:family="text">
      <style:text-properties fo:font-size="13pt" fo:font-style="italic" fo:font-weight="normal" style:font-size-asian="13pt" style:font-weight-asian="normal" style:font-size-complex="13pt" style:font-weight-complex="normal"/>
    </style:style>
    <style:style style:name="T9" style:family="text">
      <style:text-properties fo:font-size="13pt" fo:language="en" fo:country="US" fo:font-style="italic" style:font-size-asian="13pt" style:font-weight-asian="normal" style:font-size-complex="13pt" style:font-weight-complex="normal"/>
    </style:style>
    <style:style style:name="T10" style:family="text">
      <style:text-properties fo:font-size="13pt" fo:language="en" fo:country="US" fo:font-style="italic" fo:font-weight="normal" style:font-size-asian="13pt" style:font-weight-asian="normal" style:font-size-complex="13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color="#000000" fo:font-size="13pt" fo:font-weight="normal" officeooo:rsid="000b085f" style:font-size-asian="13pt" style:font-weight-asian="normal" style:font-size-complex="13pt" style:font-weight-complex="normal"/>
    </style:style>
    <style:style style:name="T14" style:family="text">
      <style:text-properties fo:color="#000000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15" style:family="text">
      <style:text-properties fo:color="#000000" fo:font-size="13pt" style:text-underline-style="solid" style:text-underline-width="auto" style:text-underline-color="font-color" fo:font-weight="normal" officeooo:rsid="000b085f" style:font-size-asian="13pt" style:font-weight-asian="normal" style:font-size-complex="13pt" style:font-weight-complex="normal"/>
    </style:style>
    <style:style style:name="T16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17" style:family="text">
      <style:text-properties fo:color="#000000" fo:font-size="13pt" style:text-underline-style="none" fo:font-weight="normal" officeooo:rsid="000b085f" style:font-size-asian="13pt" style:font-weight-asian="normal" style:font-size-complex="13pt" style:font-weight-complex="normal"/>
    </style:style>
    <style:style style:name="T18" style:family="text">
      <style:text-properties fo:font-style="italic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style="italic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êt Amazonienne</text:p>
      <text:p text:style-name="P6">Le Brésil englobe à lui seul 60 % de la forêt amazonienne, viennent ensuite le Pérou (13 %), l’Equateur, la Colombie, le Venezuela et la Bolivie, la Guyane française, le Surinam et<text:line-break/>la République de Guyana se partageant le reste. </text:p>
      <text:p text:style-name="P6"/>
      <text:p text:style-name="P2">La Cène</text:p>
      <text:p text:style-name="P6">La Cène (en italien : L'Ultima Cena, soit « le Dernier Souper ») de Léonard de Vinci est une peinture murale à la détrempe (tempera) de 460 × 880 cm , réalisée de 1495 à 1498 pour le réfectoire du couvent dominicain de Santa Maria delle Grazie à Milan.</text:p>
      <text:p text:style-name="P6"/>
      <text:p text:style-name="P2">Alphabet cyrillique</text:p>
      <text:p text:style-name="P6">est un <text:a xlink:type="simple" xlink:href="https://fr.wikipedia.org/wiki/Alphabet" text:style-name="Internet_20_link" text:visited-style-name="Visited_20_Internet_20_Link">alphabet</text:a> <text:a xlink:type="simple" xlink:href="https://fr.wikipedia.org/wiki/Écriture_bicamérale" text:style-name="Internet_20_link" text:visited-style-name="Visited_20_Internet_20_Link">bicaméral</text:a> de trente <text:a xlink:type="simple" xlink:href="https://fr.wikipedia.org/wiki/Lettre_(écriture)" text:style-name="Internet_20_link" text:visited-style-name="Visited_20_Internet_20_Link">lettres</text:a>, créé vers la fin du <text:a xlink:type="simple" xlink:href="https://fr.wikipedia.org/wiki/IXe_siècle" text:style-name="Internet_20_link" text:visited-style-name="Visited_20_Internet_20_Link">IXe siècle</text:a> au <text:a xlink:type="simple" xlink:href="https://fr.wikipedia.org/w/index.php?title=Monastère_de_Ravna&amp;action=edit&amp;redlink=1" text:style-name="Internet_20_link" text:visited-style-name="Visited_20_Internet_20_Link">Monastère de Ravna</text:a> et en <text:a xlink:type="simple" xlink:href="https://fr.wikipedia.org/wiki/Macédoine_du_Nord" text:style-name="Internet_20_link" text:visited-style-name="Visited_20_Internet_20_Link">Macédoine du Nord</text:a> à <text:a xlink:type="simple" xlink:href="https://fr.wikipedia.org/wiki/Ohrid" text:style-name="Internet_20_link" text:visited-style-name="Visited_20_Internet_20_Link">Ohrid</text:a> <text:bookmark text:name="cite_ref-1"/><text:a xlink:type="simple" xlink:href="https://fr.wikipedia.org/wiki/Alphabet_cyrillique#cite_note-1" text:style-name="Internet_20_link" text:visited-style-name="Visited_20_Internet_20_Link">1</text:a>, à partir du <text:a xlink:type="simple" xlink:href="https://fr.wikipedia.org/wiki/Alphabet_grec" text:style-name="Internet_20_link" text:visited-style-name="Visited_20_Internet_20_Link">grec</text:a> dans sa graphie <text:a xlink:type="simple" xlink:href="https://fr.wikipedia.org/wiki/Onciale" text:style-name="Internet_20_link" text:visited-style-name="Visited_20_Internet_20_Link">onciale</text:a> et de l’<text:a xlink:type="simple" xlink:href="https://fr.wikipedia.org/wiki/Alphabet_glagolitique" text:style-name="Internet_20_link" text:visited-style-name="Visited_20_Internet_20_Link">alphabet glagolitique</text:a>. </text:p>
      <text:p text:style-name="P6"/>
      <text:p text:style-name="P2">Hercule</text:p>
      <text:p text:style-name="P6">Le dernier et sans doute le plus difficile des « travaux » fut pour <text:a xlink:type="simple" xlink:href="https://mythologica.fr/grec/heracles.htm" text:style-name="Internet_20_link" text:visited-style-name="Visited_20_Internet_20_Link">Héraclès</text:a> de ramener du Monde Souterrain le terrible chien à trois têtes, <text:a xlink:type="simple" xlink:href="https://mythologica.fr/grec/cerbere.htm" text:style-name="Internet_20_link" text:visited-style-name="Visited_20_Internet_20_Link">Cerbère</text:a>. </text:p>
      <text:p text:style-name="P6"/>
      <text:p text:style-name="P3">Français NBA</text:p>
      <text:h text:style-name="P1" text:outline-level="4"><text:span text:style-name="Strong_20_Emphasis"><text:span text:style-name="T3">Vincent Poirier (Boston Celtics)</text:span></text:span></text:h>
      <text:h text:style-name="P1" text:outline-level="4"><text:span text:style-name="Strong_20_Emphasis"><text:span text:style-name="T3">Nicolas Batum (Charlotte Hornets)</text:span></text:span></text:h>
      <text:h text:style-name="P1" text:outline-level="4"><text:span text:style-name="Strong_20_Emphasis"><text:span text:style-name="T3">Frank Ntilikina (New York Knicks)</text:span></text:span></text:h>
      <text:h text:style-name="P1" text:outline-level="4"><text:span text:style-name="Strong_20_Emphasis"><text:span text:style-name="T3">Evan Fournier (Orlando Magic)</text:span></text:span></text:h>
      <text:h text:style-name="P1" text:outline-level="4"><text:span text:style-name="Strong_20_Emphasis"><text:span text:style-name="T3">Élie Okobo (Phoenix Suns)</text:span></text:span></text:h>
      <text:h text:style-name="P1" text:outline-level="4"><text:span text:style-name="Strong_20_Emphasis"><text:span text:style-name="T3">Rudy Gobert (Utah Jazz)</text:span></text:span></text:h>
      <text:h text:style-name="P1" text:outline-level="4"><text:span text:style-name="Strong_20_Emphasis"><text:span text:style-name="T3">William Howard (Utah Jazz)</text:span></text:span></text:h>
      <text:h text:style-name="P1" text:outline-level="4"><text:span text:style-name="Strong_20_Emphasis"><text:span text:style-name="T3">Ian Mahimi (Washington Wizards)</text:span></text:span></text:h>
      <text:h text:style-name="P1" text:outline-level="4"><text:span text:style-name="Strong_20_Emphasis"><text:span text:style-name="T3">Jaylen Hoard (Portland Trail Blazers)</text:span></text:span></text:h>
      <text:h text:style-name="P1" text:outline-level="4"><text:span text:style-name="Strong_20_Emphasis"><text:span text:style-name="T3">Adam Mokoka (Chicago Bulls)</text:span></text:span></text:h>
      <text:h text:style-name="P1" text:outline-level="4"><text:span text:style-name="Strong_20_Emphasis"><text:span text:style-name="T3">Sekou Doumbouya (Detroit Pistons)</text:span></text:span></text:h>
      <text:p text:style-name="P3"/>
      <text:p text:style-name="P3">Français(e) vainqueurs de grand chelem</text:p>
      <text:p text:style-name="P3"/>
      <text:p text:style-name="P13"><text:span text:style-name="T1">Marie Pierce : </text:span><text:line-break/>- 1994 : finaliste de Roland Garros contre Arantxa Sánchez<text:line-break/><text:soft-page-break/>- 1995 : vainqueur de l'Open d'Australie contre Arantxa Sánchez<text:line-break/>- 1997 : finaliste de l'Open d'Australie contre Martina Hingis<text:line-break/>- 2000 : vainqueur de Roland Garros face à Conchita Martinez<text:line-break/>- 2005 : finaliste de Roland Garros face à Justine Henin<text:line-break/>- 2005 : finaliste de l'US Open contre Kim Clijsters</text:p>
      <text:p text:style-name="P12"><text:span text:style-name="T1">Amélie Mauresmo : </text:span><text:line-break/>- 1999 : finaliste de l'Open d'Australie face à Martina Hingis<text:line-break/>- 2006 : vainqueur de l'Open d'Australie contre Justine Henin<text:line-break/>- 2006 : vainqueur de Wimbledon contre Justine Henin</text:p>
      <text:p text:style-name="P12"><text:span text:style-name="T1">Nathalie Tauziat : </text:span><text:line-break/>- 1998 : finaliste de Wimbledon contre Jana Novotná</text:p>
      <text:p text:style-name="P12"><text:span text:style-name="T1">Marion Bartoli : </text:span><text:line-break/>- 2007 : finaliste de Wimbledon face à Venus Williams </text:p>
      <text:p text:style-name="P11"><text:a xlink:type="simple" xlink:href="http://www.linternaute.com/sport/tennis/dossier/francais-finale-grand-chelem/1.shtml" text:style-name="Internet_20_link" text:visited-style-name="Visited_20_Internet_20_Link">Clément en 2001</text:a><text:span text:style-name="T17"> </text:span></text:p>
      <text:p text:style-name="P11"><text:a xlink:type="simple" xlink:href="http://www.linternaute.com/sport/tennis/dossier/francais-finale-grand-chelem/2.shtml" text:style-name="Internet_20_link" text:visited-style-name="Visited_20_Internet_20_Link">Pioline en 1993 et 1997</text:a><text:span text:style-name="T16"> </text:span></text:p>
      <text:p text:style-name="P11"><text:a xlink:type="simple" xlink:href="http://www.linternaute.com/sport/tennis/dossier/francais-finale-grand-chelem/3.shtml" text:style-name="Internet_20_link" text:visited-style-name="Visited_20_Internet_20_Link">Leconte en 1988</text:a><text:span text:style-name="T16"> </text:span></text:p>
      <text:p text:style-name="P11"><text:a xlink:type="simple" xlink:href="http://www.linternaute.com/sport/tennis/dossier/francais-finale-grand-chelem/4.shtml" text:style-name="Internet_20_link" text:visited-style-name="Visited_20_Internet_20_Link">Noah en 1983</text:a><text:span text:style-name="T16"> </text:span></text:p>
      <text:p text:style-name="P11"><text:a xlink:type="simple" xlink:href="http://www.linternaute.com/sport/tennis/dossier/francais-finale-grand-chelem/5.shtml" text:style-name="Internet_20_link" text:visited-style-name="Visited_20_Internet_20_Link">Proisy en 1972</text:a><text:span text:style-name="T16"> </text:span></text:p>
      <text:p text:style-name="P3"/>
      <text:p text:style-name="P3">Français les plus titrés aux JO</text:p>
      <text:p text:style-name="P3"/>
      <text:p text:style-name="P9"><text:span text:style-name="Strong_20_Emphasis"><text:span text:style-name="T4">1- Martin Fourcade (biathlon) : 5 médailles d’or en 2014 et 2018 (en cours)</text:span></text:span></text:p>
      <text:p text:style-name="P12">2- Christian d’Oriola (escrime) : 4 médailles d’or en 1948, 1952 et 1956<text:line-break/>– Lucien Gaudin (escrime) : 4 médailles d’or en 1924 et 1928</text:p>
      <text:p text:style-name="P12">4- Marie-José Pérec (athlétisme) : 3 médailles d’or en 1992 et 1996<text:line-break/>– Tony Estanguet (canoë-kayak) : 3 médailles d’or en 2000, 2004 et 2012</text:p>
      <text:p text:style-name="P3"/>
      <text:p text:style-name="P4">Footballers Insta</text:p>
      <text:p text:style-name="P10"><text:span text:style-name="Strong_20_Emphasis"><text:span text:style-name="T3">Cristiano Ronaldo : 200 197 070 followers</text:span></text:span></text:p>
      <text:p text:style-name="P12">Détail : 40 700 904 sur Twitter + 109 676 317 sur Facebook + 49 819 849 sur Instagram</text:p>
      <text:p text:style-name="Text_20_body"><text:span text:style-name="Strong_20_Emphasis"><text:span text:style-name="T3">2 » Lionel Messi : 120 938 818 followers</text:span></text:span></text:p>
      <text:p text:style-name="P12">Détail : 83 333 489 sur Facebook + 37 605 329 sur Instagram</text:p>
      <text:p text:style-name="Text_20_body"><text:span text:style-name="Strong_20_Emphasis"><text:span text:style-name="T3">3 » Neymar : 120 260 706 followers</text:span></text:span></text:p>
      <text:p text:style-name="P12">Détail : 21 267 788 sur Twitter + 55 349 718 sur Facebook + 43 643 200 sur Instagram</text:p>
      <text:p text:style-name="P4"><text:soft-page-break/>Invention fenetre</text:p>
      <text:p text:style-name="P7">A ma connaissance, les premières fenêtres attestées datent du début du IIème millénaire av. J.-C. dans la civilisation grecque minoenne. Le site d'Akrotiri situé sur l'île de Santorin et daté de 1630 av. J.-C., a livré des maisons à plusieurs étages aux fenêtres ouvertes sur les voies de circulation </text:p>
      <text:p text:style-name="P7"/>
      <text:p text:style-name="P4">Mer Tranquilité</text:p>
      <text:p text:style-name="P4"><text:span text:style-name="T3">La mer de la Tranquillité est sans doute la </text:span><text:a xlink:type="simple" xlink:href="https://fr.wikipedia.org/wiki/Mer_lunaire" text:style-name="Internet_20_link" text:visited-style-name="Visited_20_Internet_20_Link"><text:span text:style-name="T3">mer lunaire</text:span></text:a><text:span text:style-name="T3"> la plus célèbre ; c'est en effet sur la </text:span><text:a xlink:type="simple" xlink:href="https://fr.wikipedia.org/wiki/Statio_Tranquillitatis" text:style-name="Internet_20_link" text:visited-style-name="Visited_20_Internet_20_Link"><text:span text:style-name="T3">base de la Tranquillité</text:span></text:a><text:span text:style-name="T3"> que s'est posé le </text:span><text:a xlink:type="simple" xlink:href="https://fr.wikipedia.org/wiki/20_juillet" text:style-name="Internet_20_link" text:visited-style-name="Visited_20_Internet_20_Link"><text:span text:style-name="T3">20</text:span></text:a><text:span text:style-name="T3"> </text:span><text:a xlink:type="simple" xlink:href="https://fr.wikipedia.org/wiki/Juillet_1969" text:style-name="Internet_20_link" text:visited-style-name="Visited_20_Internet_20_Link"><text:span text:style-name="T3">juillet</text:span></text:a><text:span text:style-name="T3"> </text:span><text:a xlink:type="simple" xlink:href="https://fr.wikipedia.org/wiki/1969" text:style-name="Internet_20_link" text:visited-style-name="Visited_20_Internet_20_Link"><text:span text:style-name="T3">1969</text:span></text:a><text:span text:style-name="T3"> l'</text:span><text:a xlink:type="simple" xlink:href="https://fr.wikipedia.org/wiki/Module_lunaire_Apollo#Modules_lunaires_fabriqués" text:style-name="Internet_20_link" text:visited-style-name="Visited_20_Internet_20_Link"><text:span text:style-name="T8">Eagle</text:span></text:a><text:span text:style-name="T3">, le </text:span><text:a xlink:type="simple" xlink:href="https://fr.wikipedia.org/wiki/Module_lunaire" text:style-name="Internet_20_link" text:visited-style-name="Visited_20_Internet_20_Link"><text:span text:style-name="T3">module lunaire</text:span></text:a><text:span text:style-name="T3"> de la mission américaine </text:span><text:a xlink:type="simple" xlink:href="https://fr.wikipedia.org/wiki/Apollo_11" text:style-name="Internet_20_link" text:visited-style-name="Visited_20_Internet_20_Link"><text:span text:style-name="T8">Apollo 11</text:span></text:a><text:span text:style-name="T3"> menée par les </text:span><text:a xlink:type="simple" xlink:href="https://fr.wikipedia.org/wiki/Astronaute" text:style-name="Internet_20_link" text:visited-style-name="Visited_20_Internet_20_Link"><text:span text:style-name="T3">astronautes</text:span></text:a><text:span text:style-name="T3"> </text:span><text:a xlink:type="simple" xlink:href="https://fr.wikipedia.org/wiki/Neil_Armstrong" text:style-name="Internet_20_link" text:visited-style-name="Visited_20_Internet_20_Link"><text:span text:style-name="T3">Neil Armstrong</text:span></text:a><text:span text:style-name="T3">, </text:span><text:a xlink:type="simple" xlink:href="https://fr.wikipedia.org/wiki/Michael_Collins_(astronaute)" text:style-name="Internet_20_link" text:visited-style-name="Visited_20_Internet_20_Link"><text:span text:style-name="T3">Michael Collins</text:span></text:a><text:span text:style-name="T3"> et </text:span><text:a xlink:type="simple" xlink:href="https://fr.wikipedia.org/wiki/Buzz_Aldrin" text:style-name="Internet_20_link" text:visited-style-name="Visited_20_Internet_20_Link"><text:span text:style-name="T3">Edwin « Buzz » Aldrin</text:span></text:a><text:span text:style-name="T3">, qui ont au nord de cette base trois cratères à leurs noms</text:span></text:p>
      <text:p text:style-name="P4"><text:span text:style-name="T3"/></text:p>
      <text:p text:style-name="P4">Cenosillicaphobie</text:p>
      <text:p text:style-name="P4"><text:span text:style-name="Strong_20_Emphasis"><text:span text:style-name="T2">L'origine du mot. </text:span></text:span><text:span text:style-name="T3">Du côté de l'étymologie (et selon le respectable Oxford English dictionary), le mot " cenosillicaphobie " est composé du préfixe " ceno- " qui pourrait provenir du mot grec " kenos " (qui signifie " vide " comme dans " cénotaphe "), du mot " sillica " qui pourrait rappeler le verre (puisque le verre est surtout composé de silice) et du mot " phobie " qui vient du terme grec " phobos " (peur irrationnelle et déraisonnable).</text:span></text:p>
      <text:p text:style-name="P4"><text:span text:style-name="T3"/></text:p>
      <text:p text:style-name="P4">Pyramides Gizeh</text:p>
      <text:p text:style-name="P4"><text:span text:style-name="T3">Elles étaient d’une blancheur éclatante car recouvertes de plaques de calcaire blanc finement polies. Celles-ci masquaient le calcaire jaune employé pour la construction. Des pierres de granit rouge taillées couvraient aussi partiellement le bas de certaines pyramides. </text:span></text:p>
      <text:p text:style-name="P4"><text:span text:style-name="T3"/></text:p>
      <text:p text:style-name="P4">Taxi Driver</text:p>
      <text:p text:style-name="P4"><text:span text:style-name="T10">T</text:span><text:span text:style-name="T9">axi Driver</text:span><text:span text:style-name="T3"> ou </text:span><text:span text:style-name="T7">Chauffeur de taxi</text:span><text:span text:style-name="T3"> au </text:span><text:a xlink:type="simple" xlink:href="https://fr.wikipedia.org/wiki/Québec" text:style-name="Internet_20_link" text:visited-style-name="Visited_20_Internet_20_Link"><text:span text:style-name="T3">Québec</text:span></text:a><text:span text:style-name="T3">, est un </text:span><text:a xlink:type="simple" xlink:href="https://fr.wikipedia.org/wiki/Drame_(cinéma)" text:style-name="Internet_20_link" text:visited-style-name="Visited_20_Internet_20_Link"><text:span text:style-name="T3">drame</text:span></text:a><text:span text:style-name="T3"> </text:span><text:a xlink:type="simple" xlink:href="https://fr.wikipedia.org/wiki/Psychologie" text:style-name="Internet_20_link" text:visited-style-name="Visited_20_Internet_20_Link"><text:span text:style-name="T3">psychologique</text:span></text:a><text:span text:style-name="T3"> </text:span><text:a xlink:type="simple" xlink:href="https://fr.wikipedia.org/wiki/Cinéma_américain" text:style-name="Internet_20_link" text:visited-style-name="Visited_20_Internet_20_Link"><text:span text:style-name="T3">américain</text:span></text:a><text:span text:style-name="T3"> réalisé par </text:span><text:a xlink:type="simple" xlink:href="https://fr.wikipedia.org/wiki/Martin_Scorsese" text:style-name="Internet_20_link" text:visited-style-name="Visited_20_Internet_20_Link"><text:span text:style-name="T3">Martin Scorsese</text:span></text:a><text:span text:style-name="T3">, sorti en </text:span><text:a xlink:type="simple" xlink:href="https://fr.wikipedia.org/wiki/1976_au_cinéma" text:style-name="Internet_20_link" text:visited-style-name="Visited_20_Internet_20_Link"><text:span text:style-name="T3">1976</text:span></text:a><text:span text:style-name="T3">. Écrit par </text:span><text:a xlink:type="simple" xlink:href="https://fr.wikipedia.org/wiki/Paul_Schrader" text:style-name="Internet_20_link" text:visited-style-name="Visited_20_Internet_20_Link"><text:span text:style-name="T3">Paul Schrader</text:span></text:a><text:span text:style-name="T3">, il met en vedette </text:span><text:a xlink:type="simple" xlink:href="https://fr.wikipedia.org/wiki/Robert_De_Niro" text:style-name="Internet_20_link" text:visited-style-name="Visited_20_Internet_20_Link"><text:span text:style-name="T3">Robert De Niro</text:span></text:a><text:span text:style-name="T3">, </text:span><text:a xlink:type="simple" xlink:href="https://fr.wikipedia.org/wiki/Jodie_Foster" text:style-name="Internet_20_link" text:visited-style-name="Visited_20_Internet_20_Link"><text:span text:style-name="T3">Jodie Foster</text:span></text:a><text:span text:style-name="T3">, </text:span><text:a xlink:type="simple" xlink:href="https://fr.wikipedia.org/wiki/Harvey_Keitel" text:style-name="Internet_20_link" text:visited-style-name="Visited_20_Internet_20_Link"><text:span text:style-name="T3">Harvey Keitel</text:span></text:a><text:span text:style-name="T3"> et </text:span><text:a xlink:type="simple" xlink:href="https://fr.wikipedia.org/wiki/Cybill_Shepherd" text:style-name="Internet_20_link" text:visited-style-name="Visited_20_Internet_20_Link"><text:span text:style-name="T3">Cybill Shepherd</text:span></text:a><text:span text:style-name="T3">. </text:span></text:p>
      <text:p text:style-name="P4"><text:span text:style-name="T3"/></text:p>
      <text:p text:style-name="P8">Friends</text:p>
      <text:p text:style-name="P5"><text:span text:style-name="T3">Au moment de son développement, </text:span><text:span text:style-name="Strong_20_Emphasis"><text:span text:style-name="Emphasis"><text:span text:style-name="T2">Friends </text:span></text:span></text:span><text:span text:style-name="T3">était d'ailleurs nommé par NBC </text:span><text:span text:style-name="Emphasis"><text:span text:style-name="T3">Insomnia Cafe</text:span></text:span><text:span text:style-name="T3">. Puis </text:span><text:span text:style-name="Emphasis"><text:span text:style-name="T3">Bleecker Street</text:span></text:span><text:span text:style-name="T3">, mais aussi </text:span><text:span text:style-name="Emphasis"><text:span text:style-name="T3">Across the Hall</text:span></text:span><text:span text:style-name="T3">. Il a également été question de </text:span><text:span text:style-name="Emphasis"><text:span text:style-name="T3">Six of One</text:span></text:span><text:span text:style-name="T3"> puis de </text:span><text:span text:style-name="Emphasis"><text:span text:style-name="T3">Friends Like Us</text:span></text:span><text:span text:style-name="T3">, qui est finalement devenu juste </text:span><text:span text:style-name="Emphasis"><text:span text:style-name="Strong_20_Emphasis"><text:span text:style-name="T2">Friends</text:span></text:span></text:span><text:span text:style-name="T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19:14:22.516913829</meta:creation-date>
    <dc:date>2020-05-17T19:51:35.199746230</dc:date>
    <meta:editing-duration>PT5M52S</meta:editing-duration>
    <meta:editing-cycles>1</meta:editing-cycles>
    <meta:document-statistic meta:table-count="0" meta:image-count="0" meta:object-count="0" meta:page-count="3" meta:paragraph-count="53" meta:word-count="822" meta:character-count="4727" meta:non-whitespace-character-count="3940"/>
    <meta:generator>LibreOffice/6.4.3.2$Linux_X86_64 LibreOffice_project/40$Build-2</meta:generator>
  </office:meta>
</office:document-meta>
</file>